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Preformatted_20_Text">
    </style:style>
    <style:style style:name="P11" style:family="paragraph" style:parent-style-name="Text_20_body" style:list-style-name="L7">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8">
      <style:paragraph-properties fo:margin-top="0in" fo:margin-bottom="0in"/>
    </style:style>
    <style:style style:name="P15" style:family="paragraph" style:parent-style-name="Preformatted_20_Text">
    </style:style>
    <style:style style:name="P16" style:family="paragraph" style:parent-style-name="Text_20_body" style:list-style-name="L9">
      <style:paragraph-properties fo:margin-top="0in" fo:margin-bottom="0in"/>
    </style:style>
    <style:style style:name="P17" style:family="paragraph" style:parent-style-name="Text_20_body" style:list-style-name="L10">
      <style:paragraph-properties fo:margin-top="0in" fo:margin-bottom="0in"/>
    </style:style>
    <style:style style:name="P18" style:family="paragraph" style:parent-style-name="Preformatted_20_Text">
    </style:style>
    <style:style style:name="P19" style:family="paragraph" style:parent-style-name="Text_20_body" style:list-style-name="L11">
      <style:paragraph-properties fo:margin-top="0in" fo:margin-bottom="0in"/>
    </style:style>
    <style:style style:name="P20" style:family="paragraph" style:parent-style-name="Text_20_body" style:list-style-name="L12">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ext_20_body" style:list-style-name="L13">
      <style:paragraph-properties fo:margin-top="0in" fo:margin-bottom="0in"/>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14">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15">
      <style:paragraph-properties fo:margin-top="0in" fo:margin-bottom="0in"/>
    </style:style>
  </office:automatic-styles>
  <office:body>
    <office:text>
      <text:h text:style-name="Heading_20_1" text:outline-level="1"><text:bookmark-start text:name="anleitung-installation-der-werkzeuge-und-einstiegsaufgabe"/>Anleitung Installation der Werkzeuge und Einstiegsaufgabe<text:bookmark-end text:name="anleitung-installation-der-werkzeuge-und-einstiegsaufgabe"/></text:h>
      <text:p text:style-name="First_20_paragraph">für macOS, Ubuntu, Mint<text:line-break/>Datum: 10.04.2020</text:p>
      <text:h text:style-name="Heading_20_2" text:outline-level="2"><text:bookmark-start text:name="installation"/>Installation<text:bookmark-end text:name="installation"/></text:h>
      <text:h text:style-name="Heading_20_3" text:outline-level="3"><text:bookmark-start text:name="java-development-kit-jdk"/>1. Java Development Kit (JDK)<text:bookmark-end text:name="java-development-kit-jdk"/></text:h>
      <text:h text:style-name="Heading_20_4" text:outline-level="4"><text:bookmark-start text:name="herunterladen-und-entpacken"/>Herunterladen und entpacken<text:bookmark-end text:name="herunterladen-und-entpacken"/></text:h>
      <text:list text:style-name="L1">
        <text:list-item>
          <text:p text:style-name="P1">Rufen Sie folgende Seite auf, um das JDK herunter zu laden: https://jdk.java.net</text:p>
        </text:list-item>
        <text:list-item>
          <text:p text:style-name="P1">Öffnen Sie die Seite der aktuellen Version. Diese wird bei <text:span text:style-name="Source_Text">Ready for use</text:span> genannt. (aktuell: JDK 14)</text:p>
        </text:list-item>
        <text:list-item>
          <text:p text:style-name="P1">Unter <text:span text:style-name="Source_Text">Builds</text:span> finden Sie das Archiv zum Download. Klicken Sie mit der rechten Maustaste auf <text:span text:style-name="Source_Text">tar.gz</text:span> hinter <text:span text:style-name="Source_Text">macOS</text:span> und wählen Sie <text:span text:style-name="Source_Text">Link kopieren</text:span>.</text:p>
        </text:list-item>
        <text:list-item>
          <text:p text:style-name="P1">Öffnen Sie eine Termianl. Dafür öffnen Sie mit <text:span text:style-name="Source_Text">Command + Leertaste</text:span> die Suche und geben Sie anschließend <text:span text:style-name="Source_Text">Terminal</text:span> ein. Bestätigen Sie mit Enter. Geben Sie im Terminal <text:span text:style-name="Source_Text">cd ~</text:span> ein und bestätigen Sie mit Enter, um in das Homeverzeichnis zu wechseln.<text:line-break/></text:p>
        </text:list-item>
        <text:list-item>
          <text:p text:style-name="P1">Um das Archiv mit dem Commandline-Tool curl herunterzuladen geben Sie nun folgenden Konsolenbefehl ein. Ersetzen Sie dabei den Platzhalter <text:span text:style-name="Source_Text">&lt;URL&gt;</text:span> durch den eben kopierten Link.<text:line-break/><text:span text:style-name="Source_Text">curl -o archiv.tar.gz &lt;URL&gt;</text:span><text:line-break/>Das kann einen Moment in Anspruch nehmen.</text:p>
        </text:list-item>
        <text:list-item>
          <text:p text:style-name="P1">Entpacken Sie das Archiv mit folgedem Befehl:<text:line-break/><text:span text:style-name="Source_Text">tar -xf archiv.tar.gz</text:span></text:p>
        </text:list-item>
        <text:list-item>
          <text:p text:style-name="P1">Löschen Sie das Archiv mit:<text:line-break/><text:span text:style-name="Source_Text">rm archiv.tar.gz</text:span></text:p>
        </text:list-item>
      </text:list>
      <text:h text:style-name="Heading_20_4" text:outline-level="4"><text:bookmark-start text:name="umgebungsvariablen-setzen"/>Umgebungsvariablen setzen<text:bookmark-end text:name="umgebungsvariablen-setzen"/></text:h>
      <text:list text:style-name="L2">
        <text:list-item>
          <text:p text:style-name="P2">Fügen Sie das JDK zu Ihrer PATH Umgebunsvariable mit folgendem Befehl hinzu:<text:line-break/><text:span text:style-name="Source_Text">echo 'export PATH=$HOME/jdk-14.jdk/Contents/Home/bin:$PATH' &gt;&gt; ~/.bash_profile</text:span></text:p>
        </text:list-item>
        <text:list-item>
          <text:p text:style-name="P2">JAVA_HOME Umgebungsvariable hinzufügen.<text:line-break/><text:span text:style-name="Source_Text">echo 'export JAVA_HOME=$HOME/jdk-14.jdk/Contents/Home' &gt;&gt; ~/.bash_profile</text:span></text:p>
        </text:list-item>
        <text:list-item>
          <text:p text:style-name="P2">Führen Sie folgenden Befehl aus, um die Umgebungsvariable zu laden:<text:line-break/><text:span text:style-name="Source_Text">source ~/.bash_profile</text:span>.</text:p>
        </text:list-item>
      </text:list>
      <text:h text:style-name="Heading_20_4" text:outline-level="4"><text:bookmark-start text:name="test"/>Test<text:bookmark-end text:name="test"/></text:h>
      <text:list text:style-name="L3">
        <text:list-item>
          <text:p text:style-name="P3">Geben Sie ein: <text:span text:style-name="Source_Text">java -version</text:span>. Wenn Sie alles richtig gemacht haben erscheint nun folgender Text:</text:p>
        </text:list-item>
      </text:list>
      <text:p text:style-name="P4">openjdk version `14` 2020-03-17</text:p>
      <text:p text:style-name="P5">OpenJDK Runtime Environment (build 14+36-1461)</text:p>
      <text:p text:style-name="P6">OpenJDK 64-Bit Server VM (build 14+36-1461, mixed mode, sharing)</text:p>
      <text:h text:style-name="Heading_20_3" text:outline-level="3"><text:bookmark-start text:name="ant"/>2. Ant<text:bookmark-end text:name="ant"/></text:h>
      <text:h text:style-name="Heading_20_4" text:outline-level="4"><text:bookmark-start text:name="herunterladen-und-entpacken-1"/>Herunterladen und entpacken<text:bookmark-end text:name="herunterladen-und-entpacken-1"/></text:h>
      <text:list text:style-name="L4">
        <text:list-item>
          <text:p text:style-name="P7">Rufen Sie folgende Seite auf: https://ant.apache.org/bindownload.cgi</text:p>
        </text:list-item>
        <text:list-item>
          <text:p text:style-name="P7">Unter <text:span text:style-name="Source_Text">Current Release of Ant</text:span> wird die aktuell Version genannt (momentan: 1.10.7). Klicken Sie mit der rechten Maustaste auf den Link mit der <text:span text:style-name="Source_Text">.tar.gz</text:span> Endung. Kopieren Sie den Link.</text:p>
        </text:list-item>
        <text:list-item>
          <text:p text:style-name="P7">Um das Archiv zu downloaden und zu entpacken führen Sie die folgenden drei Befehle aus. Vergessen Sie nicht, den Platzhalter durch den kopierten Link zu ersetzten.<text:line-break/><text:span text:style-name="Source_Text">curl -o archiv.tar.gz &lt;URL&gt;</text:span><text:line-break/><text:span text:style-name="Source_Text">tar -xf archiv.tar.gz</text:span><text:line-break/><text:span text:style-name="Source_Text">rm archiv.tar.gz</text:span></text:p>
        </text:list-item>
      </text:list>
      <text:h text:style-name="Heading_20_4" text:outline-level="4"><text:bookmark-start text:name="umgebungsvariablen-setzen-1"/>Umgebungsvariablen setzen<text:bookmark-end text:name="umgebungsvariablen-setzen-1"/></text:h>
      <text:list text:style-name="L5">
        <text:list-item>
          <text:p text:style-name="P8">Fügen Sie Ant zu Ihrer PATH Umgebunsvariable mit folgendem Befehl hinzu:<text:line-break/><text:span text:style-name="Source_Text">echo 'export PATH=$HOME/apache-ant-1.10.7/bin:$PATH' &gt;&gt; ~/.bash_profile</text:span></text:p>
        </text:list-item>
        <text:list-item>
          <text:p text:style-name="P8">Führen Sie folgenden Befehl aus:<text:line-break/><text:span text:style-name="Source_Text">source ~/.bash_profile</text:span>.</text:p>
        </text:list-item>
      </text:list>
      <text:h text:style-name="Heading_20_4" text:outline-level="4"><text:bookmark-start text:name="test-1"/>Test<text:bookmark-end text:name="test-1"/></text:h>
      <text:list text:style-name="L6">
        <text:list-item>
          <text:p text:style-name="P9">Geben Sie ein: <text:span text:style-name="Source_Text">ant -version</text:span>. Wenn Sie alles richtig gemacht haben erscheint nun folgender Text:</text:p>
        </text:list-item>
      </text:list>
      <text:p text:style-name="P10">Apache Ant(TM) version 1.10.7 compiled on September 1 2019</text:p>
      <text:h text:style-name="Heading_20_3" text:outline-level="3"><text:bookmark-start text:name="artistic-style-astyle"/>3. Artistic Style (astyle)<text:bookmark-end text:name="artistic-style-astyle"/></text:h>
      <text:h text:style-name="Heading_20_4" text:outline-level="4"><text:bookmark-start text:name="herunterladen-und-entpacken-2"/>Herunterladen und entpacken<text:bookmark-end text:name="herunterladen-und-entpacken-2"/></text:h>
      <text:list text:style-name="L7">
        <text:list-item>
          <text:p text:style-name="P11">Um Astyle zu installieren wird der Paketmanager Homebrew (brew) benötigt. Wenn Sie Homebrew bereits installiert haben können Sie diesenS Schritt überspringen. Geben Sie folgendes Kommado in das Terminal ein:</text:p>
        </text:list-item>
      </text:list>
      <text:p text:style-name="P12">ruby -e "$(curl -fsSL https://raw.githubusercontent.com/Homebrew/install/master/install)" &lt; /dev/null 2&gt;</text:p>
      <text:p text:style-name="P13"><text:s text:c="1"/>/dev/null</text:p>
      <text:p text:style-name="First_20_paragraph">Geben Sie das Admin-Passwort ein, wenn Sie dazu aufgefordert werden. Dieser Schritt kann ein paar Minuten dauertn. 2. Wenn Sie Homebrew installiert haben können Sie das Paket astyle installieren. Führen Sie folgenden Befehl aus: <text:span text:style-name="Source_Text">bew install astyle</text:span></text:p>
      <text:h text:style-name="Heading_20_4" text:outline-level="4"><text:bookmark-start text:name="test-2"/>Test<text:bookmark-end text:name="test-2"/></text:h>
      <text:list text:style-name="L8">
        <text:list-item>
          <text:p text:style-name="P14">Geben Sie ein: <text:span text:style-name="Source_Text">astyle --version</text:span>. Wenn Sie alles richtig gemacht haben erscheint nun folgender Text:</text:p>
        </text:list-item>
      </text:list>
      <text:p text:style-name="P15">Artistic Style Version 3.1</text:p>
      <text:h text:style-name="Heading_20_3" text:outline-level="3"><text:bookmark-start text:name="checkstyle"/>4. checkstyle<text:bookmark-end text:name="checkstyle"/></text:h>
      <text:h text:style-name="Heading_20_4" text:outline-level="4"><text:bookmark-start text:name="herunterladen-und-entpacken-3"/>Herunterladen und entpacken<text:bookmark-end text:name="herunterladen-und-entpacken-3"/></text:h>
      <text:list text:style-name="L9">
        <text:list-item>
          <text:p text:style-name="P16">Führen Sie folgenden Befehl aus, um checkstyle mit Homebrew zu installieren: <text:span text:style-name="Source_Text">bew install checkstyle</text:span></text:p>
        </text:list-item>
      </text:list>
      <text:h text:style-name="Heading_20_4" text:outline-level="4"><text:bookmark-start text:name="test-3"/>Test<text:bookmark-end text:name="test-3"/></text:h>
      <text:list text:style-name="L10">
        <text:list-item>
          <text:p text:style-name="P17">Geben Sie ein: <text:span text:style-name="Source_Text">checkstyle --version</text:span>. Wenn Sie alles richtig gemacht haben erscheint nun folgender Text:</text:p>
        </text:list-item>
      </text:list>
      <text:p text:style-name="P18">Checkstyle version: 8.31</text:p>
      <text:h text:style-name="Heading_20_3" text:outline-level="3"><text:bookmark-start text:name="spotbugs"/>5. spotbugs<text:bookmark-end text:name="spotbugs"/></text:h>
      <text:h text:style-name="Heading_20_4" text:outline-level="4"><text:bookmark-start text:name="herunterladen-und-entpacken-4"/>Herunterladen und entpacken<text:bookmark-end text:name="herunterladen-und-entpacken-4"/></text:h>
      <text:list text:style-name="L11">
        <text:list-item>
          <text:p text:style-name="P19">Gehen Sie auf https://github.com/spotbugs/spotbugs/releases und kopieren Sie den Link der momentan aktuellsten (Version 4.0.1) im <text:span text:style-name="Source_Text">.tgz</text:span> Format.</text:p>
        </text:list-item>
        <text:list-item>
          <text:p text:style-name="P19">Laden Sie das Archiv mit folgendem Befehl herunter und entpacken Sie es. Ersetzen Sie dabei <text:span text:style-name="Source_Text">&lt;URL&gt;</text:span> durch den kopieten Link:<text:line-break/><text:span text:style-name="Source_Text">curl -o archiv.tgz -L &lt;URL&gt;</text:span><text:line-break/><text:span text:style-name="Source_Text">tar -xf archiv.tgz</text:span><text:line-break/><text:span text:style-name="Source_Text">rm archiv.tgz</text:span></text:p>
        </text:list-item>
      </text:list>
      <text:h text:style-name="Heading_20_4" text:outline-level="4"><text:bookmark-start text:name="test-4"/>Test<text:bookmark-end text:name="test-4"/></text:h>
      <text:list text:style-name="L12">
        <text:list-item>
          <text:p text:style-name="P20">Geben Sie ein: <text:span text:style-name="Source_Text">java -jar ~/spotbugs-4.0.1/lib/spotbugs.jar -help</text:span>. Wenn Sie alles richtig gemacht haben erscheint nun folgender Text:</text:p>
        </text:list-item>
      </text:list>
      <text:p text:style-name="P21">SpotBugs version 4.0.1, https://spotbugs.github.io/</text:p>
      <text:p text:style-name="P22">Command line options</text:p>
      <text:p text:style-name="P23">fb analyze <text:s text:c="18"/>Perform SpotBugs Analysis</text:p>
      <text:p text:style-name="P24">fb errors <text:s text:c="19"/>List analysis errors stored in results file</text:p>
      <text:p text:style-name="P25">fb filter <text:s text:c="19"/>Filter analysis results</text:p>
      <text:p text:style-name="P26">fb gui <text:s text:c="22"/>Launch SpotBugs GUI</text:p>
      <text:p text:style-name="P27">fb help <text:s text:c="21"/>Provide help for commands</text:p>
      <text:p text:style-name="P28">fb list <text:s text:c="21"/>Convert analysis results to textual form</text:p>
      <text:p text:style-name="P29">fb set <text:s text:c="22"/>Set project configuration/options</text:p>
      <text:p text:style-name="P30">fb version <text:s text:c="18"/>List SpotBugs version</text:p>
      <text:p text:style-name="P31">fb history <text:s text:c="5"/>history <text:s text:c="5"/>List details from multi-version analysis results</text:p>
      <text:p text:style-name="P32">fb merge <text:s text:c="7"/>history <text:s text:c="5"/>Combine analysis results from different versions of software to produce multi-version analysis results</text:p>
      <text:p text:style-name="P33">fb union <text:s text:c="7"/>history <text:s text:c="5"/>Merge analysis results from disjoint components</text:p>
      <text:p text:style-name="P34">fb addMessages <text:s text:c="1"/>poweruser <text:s text:c="3"/>Add msgs (e.g., textual descriptions of bugs) to analysis results</text:p>
      <text:p text:style-name="P35">fb dis <text:s text:c="9"/>utility <text:s text:c="5"/>Disassemble a class file</text:p>
      <text:p text:style-name="P36"/>
      <text:p text:style-name="P37">General options:</text:p>
      <text:p text:style-name="P38"><text:s text:c="2"/>-jvmArgs args <text:s text:c="3"/>Pass args to JVM</text:p>
      <text:p text:style-name="P39"><text:s text:c="2"/>-maxHeap size <text:s text:c="3"/>Maximum Java heap size in megabytes (default=768)</text:p>
      <text:p text:style-name="P40"><text:s text:c="2"/>-javahome &lt;dir&gt; <text:s text:c="1"/>Specify location of JRE</text:p>
      <text:h text:style-name="Heading_20_3" text:outline-level="3"><text:bookmark-start text:name="todo-editor-installieren"/>6. TODO: Editor installieren<text:bookmark-end text:name="todo-editor-installieren"/></text:h>
      <text:h text:style-name="Heading_20_2" text:outline-level="2"><text:bookmark-start text:name="kennenlernen-der-programmierwerkzeuge---einstiegsaufgabe"/>Kennenlernen der Programmierwerkzeuge - Einstiegsaufgabe<text:bookmark-end text:name="kennenlernen-der-programmierwerkzeuge---einstiegsaufgabe"/></text:h>
      <text:list text:style-name="L13">
        <text:list-item>
          <text:p text:style-name="P41">Erstellen Sie ein Arbeitsverzeichnis um Ihre Übungsaufgaben abzuspeichern.<text:line-break/><text:span text:style-name="Source_Text">mkdir prog1-uebungen</text:span></text:p>
        </text:list-item>
        <text:list-item>
          <text:p text:style-name="P41">Laden Sie das Archiv <text:span text:style-name="Source_Text">Einstieg-zuhause.jar</text:span> herunter und speichern Sie dieses in Ihrem Arbeitsverzeichnis.<text:line-break/><text:span text:style-name="Source_Text">curl -o prog1-uebungen/Einstieg-zuhause.jar www-home.htwg-konstanz.de/~drachen/prog1/Einstieg-zuhause.jar</text:span></text:p>
        </text:list-item>
        <text:list-item>
          <text:p text:style-name="P41">Entpacken Sie das Archiv, in dem Sie eine Konsole öffnen und mit <text:span text:style-name="Source_Text">cd prog1-uebungen</text:span> in Ihr Arbeitsverzeichnis wechseln. Führen Sie dann den Konsolenbefehl <text:span text:style-name="Source_Text">jar xf Einstieg-zuhause.jar</text:span> aus.</text:p>
        </text:list-item>
        <text:list-item>
          <text:p text:style-name="P41">Öffnen Sie die Datei build.xml in <text:span text:style-name="T1">Notepad++</text:span> mit folgendem Befehl: <text:span text:style-name="Source_Text">*notepad++* build.xml</text:span>.</text:p>
        </text:list-item>
        <text:list-item>
          <text:p text:style-name="P41">Passen Sie nun die Pfade und Version von Checkstyle und Spotbugs an. Nehem Sie die unten beschriebene Änderungen vor. Ersetzen Sie dabei den Platzhalter <text:span text:style-name="Source_Text">&lt;USER&gt;</text:span> durch Ihren Benutzernamen. Sie können sich Ihren Benutzernamen mit dem Befehl <text:span text:style-name="Source_Text">whoami</text:span> anzeigen lassen. Ändern Sie folgende Zeilen von</text:p>
        </text:list-item>
      </text:list>
      <text:p text:style-name="P42"><text:s text:c="4"/>&lt;property name="checkstyle.dir" value="c:/checkstyle/"/&gt;</text:p>
      <text:p text:style-name="P43"><text:s text:c="4"/>&lt;property name="checkstyle.jar" value="${checkstyle.dir}checkstyle-8.30-all.jar"/&gt;</text:p>
      <text:p text:style-name="P44"/>
      <text:p text:style-name="P45"><text:s text:c="4"/>&lt;property name="spotbugs.home" value="c:/spotbugs-4.0.1/"/&gt;</text:p>
      <text:p text:style-name="First_20_paragraph">zu</text:p>
      <text:p text:style-name="P46"><text:s text:c="4"/>&lt;property name="checkstyle.dir" value="/usr/local/Cellar/checkstyle/8.31/libexec/"/&gt;</text:p>
      <text:p text:style-name="P47"><text:s text:c="4"/>&lt;property name="checkstyle.jar" value="${checkstyle.dir}checkstyle-8.31-all.jar"/&gt;</text:p>
      <text:p text:style-name="P48"/>
      <text:p text:style-name="P49"><text:s text:c="4"/>&lt;property name="spotbugs.home" value="/Users/&lt;USER&gt;/spotbugs-4.0.1/"/&gt;</text:p>
      <text:list text:style-name="L14">
        <text:list-item>
          <text:p text:style-name="P50">Wecheln Sie im Terminal mit <text:span text:style-name="Source_Text">cd einstieg</text:span> in den Ordner <text:span text:style-name="Source_Text">einstieg</text:span>. Starten Sie in der Konsole den Editor Notepad++, indem Sie den folgenden Befehl eintippen <text:span text:style-name="Source_Text">notepad++ Einstieg.java</text:span>. Geben Sie im Editor das folgende Programm ein. Beenden Sie den Editor und speichern Sie dabei Ihr Programm.</text:p>
        </text:list-item>
      </text:list>
      <text:p text:style-name="P51">//Einstieg.java</text:p>
      <text:p text:style-name="P52">package einstieg;</text:p>
      <text:p text:style-name="P53"/>
      <text:p text:style-name="P54">import java.util.Scanner;</text:p>
      <text:p text:style-name="P55"/>
      <text:p text:style-name="P56">/**</text:p>
      <text:p text:style-name="P57"><text:s text:c="1"/>* Einstieg ist ein kleinesJava-Programm.</text:p>
      <text:p text:style-name="P58"><text:s text:c="1"/>* Es verwendet die Klassen Scanner und System aus der Java-Bibliothek.</text:p>
      <text:p text:style-name="P59"><text:s text:c="1"/>* @author TODO: Name eintragenund TODO inklusive Doppelpunkt löschen</text:p>
      <text:p text:style-name="P60"><text:s text:c="1"/>* @version TODO: Datum eintragenund TODO inklusive Doppelpunkt löschen</text:p>
      <text:p text:style-name="P61"><text:s text:c="1"/>*/</text:p>
      <text:p text:style-name="P62"/>
      <text:p text:style-name="P63">public final class Einstieg {</text:p>
      <text:p text:style-name="P64"><text:s text:c="4"/>private Einstieg() { }</text:p>
      <text:p text:style-name="P65"/>
      <text:p text:style-name="P66"><text:s text:c="4"/>private static final Scanner EINGABE = new Scanner(System.in);</text:p>
      <text:p text:style-name="P67"/>
      <text:p text:style-name="P68"><text:s text:c="4"/>/**</text:p>
      <text:p text:style-name="P69"><text:s text:c="5"/>* Die Klassenmethodemain ist der Startpunkt des Programms.</text:p>
      <text:p text:style-name="P70"><text:s text:c="5"/>* main verwendet die Methoden print und printf zum Ausgeben von Text</text:p>
      <text:p text:style-name="P71"><text:s text:c="5"/>* sowie die Methodennext und nextInt zum Einlesen von Text</text:p>
      <text:p text:style-name="P72"><text:s text:c="5"/>* und einer ganzen Zahl.</text:p>
      <text:p text:style-name="P73"><text:s text:c="5"/>* @param args wird nicht verwendet</text:p>
      <text:p text:style-name="P74"><text:s text:c="5"/>*/</text:p>
      <text:p text:style-name="P75"/>
      <text:p text:style-name="P76"><text:s text:c="4"/>public static void main(String[] args) {</text:p>
      <text:p text:style-name="P77"><text:s text:c="8"/>System.out.print("Vorname: ");</text:p>
      <text:p text:style-name="P78"><text:s text:c="8"/>String vorname = EINGABE.next();</text:p>
      <text:p text:style-name="P79"><text:s text:c="8"/></text:p>
      <text:p text:style-name="P80"><text:s text:c="8"/>System.out.print("Anzahl bisher geschriebener Java-Programme: ");</text:p>
      <text:p text:style-name="P81"><text:s text:c="8"/>int anzahl = EINGABE.nextInt();</text:p>
      <text:p text:style-name="P82"/>
      <text:p text:style-name="P83"><text:s text:c="8"/>System.out.printf("%ss %d. Java-Programm funktioniert!%n",</text:p>
      <text:p text:style-name="P84"><text:s text:c="12"/>vorname, anzahl + 1);</text:p>
      <text:p text:style-name="P85"><text:s text:c="4"/>}</text:p>
      <text:p text:style-name="P86">}</text:p>
      <text:list text:style-name="L15">
        <text:list-item>
          <text:p text:style-name="P87">Übersetzen Sie Ihr Programm im Terminal mit dem Befehl <text:span text:style-name="Source_Text">javac Einstieg.java</text:span>.</text:p>
        </text:list-item>
        <text:list-item>
          <text:p text:style-name="P87">Wechseln Sie mit dem cd-Befehl in das Oberverzeichnis von einstieg/, also in das Arbeitsverzeichnis (auf die Leerstelle zwischen cd und .. achten): <text:span text:style-name="Source_Text">cd ..</text:span>.</text:p>
        </text:list-item>
        <text:list-item>
          <text:p text:style-name="P87">Lassen Sie Ihr Programm laufen mit dem Befehl <text:span text:style-name="Source_Text">java einstieg.Einstieg</text:span>. Das Programm fordert Sie auf, Ihren Vornamen sowie die Anzahl Ihrer bisher geschriebenen Java-Programme einzugeben, und gibt anschließend einen Text aus.</text:p>
        </text:list-item>
        <text:list-item>
          <text:p text:style-name="P87">Prüfen Siemit dem Werkzeug checkstyle, ob Sie in Ihrem Programm Stilregeln verletzt haben. Sie können checkstyle über das Automatisierungswerkzeug ant aufrufen: <text:span text:style-name="Source_Text">ant -Dpackage=einstieg style</text:span>. Bessern Sie nach, falls checkstyle Stilverletzungen meldet und gehen Sie zurück zu Schritt 7.</text:p>
        </text:list-item>
        <text:list-item>
          <text:p text:style-name="P87">Erzeugen Sie HTML-Dokumentation zum Programm mit dem Befehl: <text:span text:style-name="Source_Text">javadoc -html5 -d doc -linksource -author -version einstieg</text:span>. Betrachten Sie die Dokumentation. Im Dateimanager im neuen Unterverzeichnis doc/ die Datei index.html anklicken und dann die Links auf der angezeigten Seite weiterverfolgen, oder die Datei Lesezeichen.html im Arbeitsverzeichnis als Einstieg verwenden. Untersuchen Sie, welche Texte aus den .java-Dateien wo in den HTML-Seiten steh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